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7b59" draw:textarea-horizontal-align="justify" draw:textarea-vertical-align="middle" draw:auto-grow-height="false" fo:min-height="4.15cm" fo:min-width="5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741cm" fo:min-width="5.96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27cm" fo:min-width="2.7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738cm" fo:min-width="2.675cm"/>
    </style:style>
    <style:style style:name="gr7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011cm" fo:min-width="5.126cm"/>
    </style:style>
    <style:style style:name="gr10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9cm" fo:min-width="0cm"/>
      <style:paragraph-properties style:writing-mode="lr-tb"/>
    </style:style>
    <style:style style:name="gr13" style:family="graphic" style:parent-style-name="objectwithoutfill">
      <style:graphic-properties draw:marker-end="Pontas_20_das_20_setas_20_10" draw:marker-end-width="0.3cm" draw:fill="none" draw:fill-color="#ff7b59" draw:textarea-vertical-align="middle"/>
    </style:style>
    <style:style style:name="P1" style:family="paragraph">
      <loext:graphic-properties draw:fill="none" draw:fill-color="#ff7b5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9" draw:id="id9" draw:layer="layout" svg:width="6.016cm" svg:height="4.4cm" svg:x="6.489cm" svg:y="13.89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91cm" svg:height="0.962cm" svg:x="18.103cm" svg:y="7.702cm">
          <draw:text-box>
            <text:p>Nome</text:p>
          </draw:text-box>
        </draw:frame>
        <draw:frame draw:style-name="gr2" draw:text-style-name="P2" draw:layer="layout" svg:width="2.119cm" svg:height="0.962cm" svg:x="7.38cm" svg:y="4.305cm">
          <draw:text-box>
            <text:p>Saldo</text:p>
          </draw:text-box>
        </draw:frame>
        <draw:frame draw:style-name="gr2" draw:text-style-name="P2" draw:layer="layout" svg:width="2.513cm" svg:height="0.962cm" svg:x="7.38cm" svg:y="5.434cm">
          <draw:text-box>
            <text:p>Extrato</text:p>
          </draw:text-box>
        </draw:frame>
        <draw:frame draw:style-name="gr2" draw:text-style-name="P2" xml:id="id1" draw:id="id1" draw:layer="layout" svg:width="2.966cm" svg:height="0.962cm" svg:x="17.742cm" svg:y="8.982cm">
          <draw:text-box>
            <text:p>Receitas</text:p>
          </draw:text-box>
        </draw:frame>
        <draw:frame draw:style-name="gr2" draw:text-style-name="P2" xml:id="id3" draw:id="id3" draw:layer="layout" svg:width="3.317cm" svg:height="0.962cm" svg:x="17.545cm" svg:y="10.348cm">
          <draw:text-box>
            <text:p>Despesas</text:p>
          </draw:text-box>
        </draw:frame>
        <draw:frame draw:style-name="gr2" draw:text-style-name="P2" draw:layer="layout" svg:width="2.682cm" svg:height="0.962cm" svg:x="17.797cm" svg:y="4.803cm">
          <draw:text-box>
            <text:p>Usuário</text:p>
          </draw:text-box>
        </draw:frame>
        <draw:frame draw:style-name="gr2" draw:text-style-name="P2" xml:id="id6" draw:id="id6" draw:layer="layout" svg:width="5.502cm" svg:height="0.962cm" svg:x="16.599cm" svg:y="11.795cm">
          <draw:text-box>
            <text:p>Contas Bancárias</text:p>
          </draw:text-box>
        </draw:frame>
        <draw:frame draw:style-name="gr2" draw:text-style-name="P2" xml:id="id8" draw:id="id8" draw:layer="layout" svg:width="5.819cm" svg:height="0.962cm" svg:x="16.376cm" svg:y="13.327cm">
          <draw:text-box>
            <text:p>Cartões de Crédito</text:p>
          </draw:text-box>
        </draw:frame>
        <draw:custom-shape draw:style-name="gr3" draw:text-style-name="P3" xml:id="id5" draw:id="id5" draw:layer="layout" svg:width="6.462cm" svg:height="6.991cm" svg:x="16.097cm" svg:y="7.3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231cm" svg:height="1.477cm" svg:x="17.714cm" svg:y="4.5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91cm" svg:height="0.962cm" svg:x="24.954cm" svg:y="12.282cm">
          <draw:text-box>
            <text:p>Nome</text:p>
          </draw:text-box>
        </draw:frame>
        <draw:frame draw:style-name="gr5" draw:text-style-name="P2" draw:layer="layout" svg:width="1.84cm" svg:height="1.03cm" svg:x="24.954cm" svg:y="13.396cm">
          <draw:text-box>
            <text:p>Data</text:p>
          </draw:text-box>
        </draw:frame>
        <draw:frame draw:style-name="gr2" draw:text-style-name="P2" draw:layer="layout" svg:width="2.191cm" svg:height="0.962cm" svg:x="24.954cm" svg:y="14.454cm">
          <draw:text-box>
            <text:p>Conta</text:p>
          </draw:text-box>
        </draw:frame>
        <draw:frame draw:style-name="gr2" draw:text-style-name="P2" draw:layer="layout" svg:width="1.709cm" svg:height="0.962cm" svg:x="25.009cm" svg:y="15.568cm">
          <draw:text-box>
            <text:p>Tipo</text:p>
          </draw:text-box>
        </draw:frame>
        <draw:frame draw:style-name="gr2" draw:text-style-name="P2" draw:layer="layout" svg:width="1.933cm" svg:height="0.962cm" svg:x="25.009cm" svg:y="16.685cm">
          <draw:text-box>
            <text:p>Valor</text:p>
          </draw:text-box>
        </draw:frame>
        <draw:custom-shape draw:style-name="gr6" draw:text-style-name="P3" xml:id="id2" draw:id="id2" draw:layer="layout" svg:width="3.175cm" svg:height="5.988cm" svg:x="24.536cm" svg:y="11.97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0.708cm" svg:y1="9.463cm" svg:x2="26.123cm" svg:y2="11.975cm" draw:start-shape="id1" draw:start-glue-point="1" draw:end-shape="id2" draw:end-glue-point="0" svg:d="M20708 9463h5415v2512" svg:viewBox="0 0 5416 2513">
          <text:p/>
        </draw:connector>
        <draw:connector draw:style-name="gr8" draw:text-style-name="P3" draw:layer="layout" svg:x1="20.862cm" svg:y1="10.829cm" svg:x2="26.123cm" svg:y2="11.975cm" draw:start-shape="id3" draw:start-glue-point="1" draw:end-shape="id2" draw:end-glue-point="0" svg:d="M20862 10829h5261v1146" svg:viewBox="0 0 5262 1147">
          <text:p/>
        </draw:connector>
        <draw:frame draw:style-name="gr2" draw:text-style-name="P2" draw:layer="layout" svg:width="2.191cm" svg:height="0.962cm" svg:x="7.241cm" svg:y="7.409cm">
          <draw:text-box>
            <text:p>Nome</text:p>
          </draw:text-box>
        </draw:frame>
        <draw:frame draw:style-name="gr5" draw:text-style-name="P2" draw:layer="layout" svg:width="2.395cm" svg:height="1.03cm" svg:x="7.241cm" svg:y="8.371cm">
          <draw:text-box>
            <text:p>Banco</text:p>
          </draw:text-box>
        </draw:frame>
        <draw:frame draw:style-name="gr2" draw:text-style-name="P2" draw:layer="layout" svg:width="4.456cm" svg:height="0.962cm" svg:x="7.241cm" svg:y="9.401cm">
          <draw:text-box>
            <text:p>Tipo de Conta</text:p>
          </draw:text-box>
        </draw:frame>
        <draw:frame draw:style-name="gr2" draw:text-style-name="P2" draw:layer="layout" svg:width="2.119cm" svg:height="0.962cm" svg:x="7.296cm" svg:y="10.533cm">
          <draw:text-box>
            <text:p>Saldo</text:p>
          </draw:text-box>
        </draw:frame>
        <draw:custom-shape draw:style-name="gr9" draw:text-style-name="P3" xml:id="id7" draw:id="id7" draw:layer="layout" svg:width="5.626cm" svg:height="4.261cm" svg:x="6.823cm" svg:y="7.353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9.329cm" svg:y1="6.002cm" svg:x2="19.328cm" svg:y2="7.367cm" draw:start-shape="id4" draw:start-glue-point="2" draw:end-shape="id5" draw:end-glue-point="0" svg:d="M19329 6002v682h-1v683" svg:viewBox="0 0 2 1366">
          <text:p/>
        </draw:connector>
        <draw:connector draw:style-name="gr11" draw:text-style-name="P3" draw:layer="layout" svg:x1="16.599cm" svg:y1="12.276cm" svg:x2="12.449cm" svg:y2="9.483cm" draw:start-shape="id6" draw:start-glue-point="3" draw:end-shape="id7" draw:end-glue-point="1" svg:d="M16599 12276h-2074v-2793h-2076" svg:viewBox="0 0 4151 2794">
          <text:p/>
        </draw:connector>
        <draw:frame draw:style-name="gr2" draw:text-style-name="P2" draw:layer="layout" svg:width="2.191cm" svg:height="0.962cm" svg:x="6.907cm" svg:y="13.954cm">
          <draw:text-box>
            <text:p>Nome</text:p>
          </draw:text-box>
        </draw:frame>
        <draw:frame draw:style-name="gr12" draw:text-style-name="P2" draw:layer="layout" svg:width="5.348cm" svg:height="3.139cm" svg:x="6.907cm" svg:y="14.872cm">
          <draw:text-box>
            <text:p>Nome do Cartão</text:p>
          </draw:text-box>
        </draw:frame>
        <draw:frame draw:style-name="gr2" draw:text-style-name="P2" draw:layer="layout" svg:width="5.252cm" svg:height="0.962cm" svg:x="6.907cm" svg:y="15.946cm">
          <draw:text-box>
            <text:p>Data de validade</text:p>
          </draw:text-box>
        </draw:frame>
        <draw:frame draw:style-name="gr2" draw:text-style-name="P2" draw:layer="layout" svg:width="1.806cm" svg:height="0.962cm" svg:x="6.962cm" svg:y="17.078cm">
          <draw:text-box>
            <text:p>CVV</text:p>
          </draw:text-box>
        </draw:frame>
        <draw:connector draw:style-name="gr13" draw:text-style-name="P1" draw:layer="layout" svg:x1="16.376cm" svg:y1="13.808cm" svg:x2="12.505cm" svg:y2="16.098cm" draw:start-shape="id8" draw:start-glue-point="3" draw:end-shape="id9" draw:end-glue-point="1" svg:d="M16376 13808h-1935v2290h-1936" svg:viewBox="0 0 3872 22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8T20:16:22.090000000</meta:creation-date>
    <dc:date>2023-04-28T21:31:12.956000000</dc:date>
    <meta:editing-duration>PT1H14M59S</meta:editing-duration>
    <meta:editing-cycles>1</meta:editing-cycles>
    <meta:document-statistic meta:object-count="31"/>
    <meta:generator>LibreOffice/7.4.2.3$Windows_X86_64 LibreOffice_project/382eef1f22670f7f4118c8c2dd222ec7ad009daf</meta:generator>
  </office:meta>
</office:document-meta>
</file>